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0mm" svg:y="40.58mm">
            <draw:object draw:notify-on-update-of-ranges="Sheet1.H3:Sheet1.H43 Sheet1.I3:Sheet1.I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STREUUNG</text:p>
          </table:table-cell>
          <table:table-cell office:value-type="string" calcext:value-type="string">
            <text:p>MODELHEIGHT</text:p>
          </table:table-cell>
          <table:table-cell table:number-columns-repeated="3"/>
          <table:table-cell office:value-type="string" calcext:value-type="string">
            <text:p>STREUUNG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atio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TAN([.$B$4]+RADIANS([.$H3]))*[.$D$3]" office:value-type="float" office:value="4.1954981558864" calcext:value-type="float">
            <text:p>4,1954981559</text:p>
          </table:table-cell>
          <table:table-cell/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table:formula="of:=RADIANS([.B3])" office:value-type="float" office:value="1.0471975511966" calcext:value-type="float">
            <text:p>1,0471975512</text:p>
          </table:table-cell>
          <table:table-cell table:formula="of:=RADIANS([.C3])" office:value-type="float" office:value="0.349065850398866" calcext:value-type="float">
            <text:p>0,3490658504</text:p>
          </table:table-cell>
          <table:table-cell table:number-columns-repeated="4"/>
          <table:table-cell office:value-type="float" office:value="-19" calcext:value-type="float">
            <text:p>-19</text:p>
          </table:table-cell>
          <table:table-cell table:formula="of:=TAN([.$B$4]+RADIANS([.$H4]))*[.$D$3]" office:value-type="float" office:value="4.34643368908113" calcext:value-type="float">
            <text:p>4,3464336891</text:p>
          </table:table-cell>
          <table:table-cell/>
          <table:table-cell table:formula="of:=2*[.C3]*[.K3]-[.C3]"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  <table:table-cell office:value-type="float" office:value="-18" calcext:value-type="float">
            <text:p>-18</text:p>
          </table:table-cell>
          <table:table-cell table:formula="of:=TAN([.$B$4]+RADIANS([.$H5]))*[.$D$3]" office:value-type="float" office:value="4.5020202214892" calcext:value-type="float">
            <text:p>4,5020202215</text:p>
          </table:table-cell>
          <table:table-cell/>
          <table:table-cell table:formula="of:=TAN([.$B$4]+RADIANS([.$K$4]))*[.$D$3]" office:value-type="float" office:value="20.0539046676792" calcext:value-type="float">
            <text:p>20,0539046677</text:p>
          </table:table-cell>
        </table:table-row>
        <table:table-row table:style-name="ro1">
          <table:table-cell table:number-columns-repeated="7"/>
          <table:table-cell office:value-type="float" office:value="-17" calcext:value-type="float">
            <text:p>-17</text:p>
          </table:table-cell>
          <table:table-cell table:formula="of:=TAN([.$B$4]+RADIANS([.$H6]))*[.$D$3]" office:value-type="float" office:value="4.66257543068831" calcext:value-type="float">
            <text:p>4,66257543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table:formula="of:=TAN([.$B$4]+RADIANS([.$H7]))*[.$D$3]" office:value-type="float" office:value="4.82844387403537" calcext:value-type="float">
            <text:p>4,828443874</text:p>
          </table:table-cell>
          <table:table-cell table:number-columns-repeated="2"/>
        </table:table-row>
        <table:table-row table:style-name="ro1">
          <table:table-cell/>
          <table:table-cell table:formula="of:=TAN([.B4])*[.D3]" office:value-type="float" office:value="8.66025403784438" calcext:value-type="float">
            <text:p>8,6602540378</text:p>
          </table:table-cell>
          <table:table-cell table:formula="of:=TAN([.B4]-[.C4])*[.D3]" office:value-type="float" office:value="4.1954981558864" calcext:value-type="float">
            <text:p>4,1954981559</text:p>
          </table:table-cell>
          <table:table-cell table:formula="of:=TAN([.B4]+[.C4])*[.D3]" office:value-type="float" office:value="28.3564090980885" calcext:value-type="float">
            <text:p>28,356409098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TAN([.$B$4]+RADIANS([.$H8]))*[.$D$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4" calcext:value-type="float">
            <text:p>-14</text:p>
          </table:table-cell>
          <table:table-cell table:formula="of:=TAN([.$B$4]+RADIANS([.$H9]))*[.$D$3]" office:value-type="float" office:value="5.17765156895285" calcext:value-type="float">
            <text:p>5,1776515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3" calcext:value-type="float">
            <text:p>-13</text:p>
          </table:table-cell>
          <table:table-cell table:formula="of:=TAN([.$B$4]+RADIANS([.$H10]))*[.$D$3]" office:value-type="float" office:value="5.36184355012341" calcext:value-type="float">
            <text:p>5,36184355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2" calcext:value-type="float">
            <text:p>-12</text:p>
          </table:table-cell>
          <table:table-cell table:formula="of:=TAN([.$B$4]+RADIANS([.$H11]))*[.$D$3]" office:value-type="float" office:value="5.55306257414596" calcext:value-type="float">
            <text:p>5,55306257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1" calcext:value-type="float">
            <text:p>-11</text:p>
          </table:table-cell>
          <table:table-cell table:formula="of:=TAN([.$B$4]+RADIANS([.$H12]))*[.$D$3]" office:value-type="float" office:value="5.75184203610505" calcext:value-type="float">
            <text:p>5,75184203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0" calcext:value-type="float">
            <text:p>-10</text:p>
          </table:table-cell>
          <table:table-cell table:formula="of:=TAN([.$B$4]+RADIANS([.$H13]))*[.$D$3]" office:value-type="float" office:value="5.95876796297105" calcext:value-type="float">
            <text:p>5,9587679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9" calcext:value-type="float">
            <text:p>-9</text:p>
          </table:table-cell>
          <table:table-cell table:formula="of:=TAN([.$B$4]+RADIANS([.$H14]))*[.$D$3]" office:value-type="float" office:value="6.17448578267526" calcext:value-type="float">
            <text:p>6,17448578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8" calcext:value-type="float">
            <text:p>-8</text:p>
          </table:table-cell>
          <table:table-cell table:formula="of:=TAN([.$B$4]+RADIANS([.$H15]))*[.$D$3]" office:value-type="float" office:value="6.39970816096539" calcext:value-type="float">
            <text:p>6,3997081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7" calcext:value-type="float">
            <text:p>-7</text:p>
          </table:table-cell>
          <table:table-cell table:formula="of:=TAN([.$B$4]+RADIANS([.$H16]))*[.$D$3]" office:value-type="float" office:value="6.63522410810205" calcext:value-type="float">
            <text:p>6,63522410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6" calcext:value-type="float">
            <text:p>-6</text:p>
          </table:table-cell>
          <table:table-cell table:formula="of:=TAN([.$B$4]+RADIANS([.$H17]))*[.$D$3]" office:value-type="float" office:value="6.88190960235587" calcext:value-type="float">
            <text:p>6,88190960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5" calcext:value-type="float">
            <text:p>-5</text:p>
          </table:table-cell>
          <table:table-cell table:formula="of:=TAN([.$B$4]+RADIANS([.$H18]))*[.$D$3]" office:value-type="float" office:value="7.14074003371057" calcext:value-type="float">
            <text:p>7,14074003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4" calcext:value-type="float">
            <text:p>-4</text:p>
          </table:table-cell>
          <table:table-cell table:formula="of:=TAN([.$B$4]+RADIANS([.$H19]))*[.$D$3]" office:value-type="float" office:value="7.4128048425637" calcext:value-type="float">
            <text:p>7,41280484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3" calcext:value-type="float">
            <text:p>-3</text:p>
          </table:table-cell>
          <table:table-cell table:formula="of:=TAN([.$B$4]+RADIANS([.$H20]))*[.$D$3]" office:value-type="float" office:value="7.69932481907291" calcext:value-type="float">
            <text:p>7,69932481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2" calcext:value-type="float">
            <text:p>-2</text:p>
          </table:table-cell>
          <table:table-cell table:formula="of:=TAN([.$B$4]+RADIANS([.$H21]))*[.$D$3]" office:value-type="float" office:value="8.00167264520525" calcext:value-type="float">
            <text:p>8,00167264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" calcext:value-type="float">
            <text:p>-1</text:p>
          </table:table-cell>
          <table:table-cell table:formula="of:=TAN([.$B$4]+RADIANS([.$H22]))*[.$D$3]" office:value-type="float" office:value="8.32139741175259" calcext:value-type="float">
            <text:p>8,32139741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formula="of:=TAN([.$B$4]+RADIANS([.$H23]))*[.$D$3]" office:value-type="float" office:value="8.66025403784438" calcext:value-type="float">
            <text:p>8,66025403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TAN([.$B$4]+RADIANS([.$H24]))*[.$D$3]" office:value-type="float" office:value="9.02023877635712" calcext:value-type="float">
            <text:p>9,02023877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TAN([.$B$4]+RADIANS([.$H25]))*[.$D$3]" office:value-type="float" office:value="9.40363232673166" calcext:value-type="float">
            <text:p>9,40363232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formula="of:=TAN([.$B$4]+RADIANS([.$H26]))*[.$D$3]" office:value-type="float" office:value="9.81305252752575" calcext:value-type="float">
            <text:p>9,81305252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TAN([.$B$4]+RADIANS([.$H27]))*[.$D$3]" office:value-type="float" office:value="10.2515192078965" calcext:value-type="float">
            <text:p>10,25151920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formula="of:=TAN([.$B$4]+RADIANS([.$H28]))*[.$D$3]" office:value-type="float" office:value="10.7225346025478" calcext:value-type="float">
            <text:p>10,72253460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formula="of:=TAN([.$B$4]+RADIANS([.$H29]))*[.$D$3]" office:value-type="float" office:value="11.2301838695211" calcext:value-type="float">
            <text:p>11,23018386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formula="of:=TAN([.$B$4]+RADIANS([.$H30]))*[.$D$3]" office:value-type="float" office:value="11.7792618291188" calcext:value-type="float">
            <text:p>11,77926182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TAN([.$B$4]+RADIANS([.$H31]))*[.$D$3]" office:value-type="float" office:value="12.3754342670815" calcext:value-type="float">
            <text:p>12,37543426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formula="of:=TAN([.$B$4]+RADIANS([.$H32]))*[.$D$3]" office:value-type="float" office:value="13.025445323469" calcext:value-type="float">
            <text:p>13,02544532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formula="of:=TAN([.$B$4]+RADIANS([.$H33]))*[.$D$3]" office:value-type="float" office:value="13.7373870972731" calcext:value-type="float">
            <text:p>13,73738709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TAN([.$B$4]+RADIANS([.$H34]))*[.$D$3]" office:value-type="float" office:value="14.5210543883791" calcext:value-type="float">
            <text:p>14,52105438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TAN([.$B$4]+RADIANS([.$H35]))*[.$D$3]" office:value-type="float" office:value="15.3884176858763" calcext:value-type="float">
            <text:p>15,38841768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TAN([.$B$4]+RADIANS([.$H36]))*[.$D$3]" office:value-type="float" office:value="16.3542630924207" calcext:value-type="float">
            <text:p>16,35426309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TAN([.$B$4]+RADIANS([.$H37]))*[.$D$3]" office:value-type="float" office:value="17.4370722192045" calcext:value-type="float">
            <text:p>17,43707221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TAN([.$B$4]+RADIANS([.$H38]))*[.$D$3]" office:value-type="float" office:value="18.6602540378444" calcext:value-type="float">
            <text:p>18,66025403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TAN([.$B$4]+RADIANS([.$H39]))*[.$D$3]" office:value-type="float" office:value="20.0539046676792" calcext:value-type="float">
            <text:p>20,05390466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TAN([.$B$4]+RADIANS([.$H40]))*[.$D$3]" office:value-type="float" office:value="21.6573793714208" calcext:value-type="float">
            <text:p>21,65737937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TAN([.$B$4]+RADIANS([.$H41]))*[.$D$3]" office:value-type="float" office:value="23.5231505473923" calcext:value-type="float">
            <text:p>23,52315054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TAN([.$B$4]+RADIANS([.$H42]))*[.$D$3]" office:value-type="float" office:value="25.7227700798515" calcext:value-type="float">
            <text:p>25,72277007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TAN([.$B$4]+RADIANS([.$H43]))*[.$D$3]" office:value-type="float" office:value="28.3564090980885" calcext:value-type="float">
            <text:p>28,35640909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zo Toso</meta:initial-creator>
    <meta:creation-date>2015-02-24T11:20:04.609406889</meta:creation-date>
    <dc:date>2015-02-24T11:52:14.541371697</dc:date>
    <dc:creator>Lorenzo Toso</dc:creator>
    <meta:editing-duration>PT1M39S</meta:editing-duration>
    <meta:editing-cycles>1</meta:editing-cycles>
    <meta:document-statistic meta:table-count="1" meta:cell-count="102" meta:object-count="1"/>
    <meta:generator>LibreOffice/4.4.0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4.201cm" style:legend-expansion="high" chart:style-name="ch2"/>
        <chart:plot-area chart:style-name="ch3" table:cell-range-address="Sheet1.H3:Sheet1.I43" chart:data-source-has-labels="column" svg:x="0.32cm" svg:y="0.18cm" svg:width="12.64cm" svg:height="8.64cm">
          <chartooo:coordinate-region svg:x="0.941cm" svg:y="0.379cm" svg:width="11.833cm" svg:height="7.396cm"/>
          <chart:axis chart:dimension="x" chart:name="primary-x" chart:style-name="ch4" chartooo:axis-type="auto">
            <chartooo:date-scale/>
            <chart:categories table:cell-range-address="Sheet1.H3:Sheet1.H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43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Sheet1.H3:Sheet1.H43</svg:desc>
                </draw:g>
              </table:table-cell>
              <table:table-cell office:value-type="float" office:value="4.1954981558864">
                <text:p>4.1954981558864</text:p>
                <draw:g>
                  <svg:desc>Sheet1.I3:Sheet1.I43</svg:desc>
                </draw:g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4.34643368908113">
                <text:p>4.3464336890811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4.5020202214892">
                <text:p>4.5020202214892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4.66257543068831">
                <text:p>4.662575430688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4.82844387403537">
                <text:p>4.82844387403537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5.17765156895285">
                <text:p>5.17765156895285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5.36184355012341">
                <text:p>5.3618435501234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5.55306257414596">
                <text:p>5.55306257414596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5.75184203610505">
                <text:p>5.7518420361050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5.95876796297105">
                <text:p>5.95876796297105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6.17448578267526">
                <text:p>6.1744857826752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6.39970816096539">
                <text:p>6.3997081609653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6.63522410810205">
                <text:p>6.63522410810205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6.88190960235587">
                <text:p>6.88190960235587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7.14074003371057">
                <text:p>7.14074003371057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7.4128048425637">
                <text:p>7.4128048425637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7.69932481907291">
                <text:p>7.69932481907291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8.00167264520525">
                <text:p>8.0016726452052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8.32139741175259">
                <text:p>8.3213974117525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.66025403784438">
                <text:p>8.6602540378443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.02023877635712">
                <text:p>9.020238776357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40363232673166">
                <text:p>9.403632326731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81305252752575">
                <text:p>9.813052527525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515192078965">
                <text:p>10.251519207896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.7225346025478">
                <text:p>10.72253460254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2301838695211">
                <text:p>11.23018386952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.7792618291188">
                <text:p>11.77926182911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3754342670815">
                <text:p>12.37543426708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025445323469">
                <text:p>13.025445323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7373870972731">
                <text:p>13.73738709727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5210543883791">
                <text:p>14.521054388379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.3884176858763">
                <text:p>15.38841768587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.3542630924207">
                <text:p>16.354263092420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.4370722192045">
                <text:p>17.43707221920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.6602540378444">
                <text:p>18.66025403784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.0539046676792">
                <text:p>20.05390466767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.6573793714208">
                <text:p>21.657379371420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.5231505473923">
                <text:p>23.52315054739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.7227700798515">
                <text:p>25.72277007985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3564090980885">
                <text:p>28.3564090980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